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5.362cm"/>
    </style:style>
    <style:style style:name="co3" style:family="table-column">
      <style:table-column-properties fo:break-before="auto" style:column-width="6.951cm"/>
    </style:style>
    <style:style style:name="co4" style:family="table-column">
      <style:table-column-properties fo:break-before="auto" style:column-width="2.681cm"/>
    </style:style>
    <style:style style:name="co5" style:family="table-column">
      <style:table-column-properties fo:break-before="auto" style:column-width="3.21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5.964cm"/>
    </style:style>
    <style:style style:name="co8" style:family="table-column">
      <style:table-column-properties fo:break-before="auto" style:column-width="6.458cm"/>
    </style:style>
    <style:style style:name="co9" style:family="table-column">
      <style:table-column-properties fo:break-before="auto" style:column-width="1.799cm"/>
    </style:style>
    <style:style style:name="ro1" style:family="table-row">
      <style:table-row-properties style:row-height="1.005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485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2.895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3.369cm" fo:break-before="auto" style:use-optimal-row-height="true"/>
    </style:style>
    <style:style style:name="ta1" style:family="table" style:master-page-name="PageStyle_5f_Risikotabelle">
      <style:table-properties table:display="true" style:writing-mode="lr-tb"/>
    </style:style>
    <number:date-style style:name="N1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 style:data-style-name="N10036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11" style:family="table-cell" style:parent-style-name="Default" style:data-style-name="N10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12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solid" svg:stroke-width="0.026cm" svg:stroke-color="#bcbcbc" draw:fill="solid" draw:fill-color="#ffffff" draw:textarea-vertical-align="top" draw:auto-grow-height="false" draw:fit-to-size="false" fo:min-height="0.1cm" fo:min-width="0.1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/>
    </style:style>
    <style:style style:name="P2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isikotabelle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1" office:value-type="string" calcext:value-type="string" table:number-columns-spanned="8" table:number-rows-spanned="1">
            <text:p>Risikomanagement</text:p>
          </table:table-cell>
          <table:covered-table-cell table:number-columns-repeated="7" table:style-name="ce8"/>
          <table:table-cell table:style-name="Default"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ojekt:</text:p>
          </table:table-cell>
          <table:covered-table-cell table:style-name="ce8"/>
          <table:table-cell office:value-type="string" calcext:value-type="string">
            <text:p>SVM</text:p>
          </table:table-cell>
          <table:table-cell table:style-name="Default" table:number-columns-repeated="1021"/>
        </table:table-row>
        <table:table-row table:style-name="ro2">
          <table:table-cell table:style-name="ce3" office:value-type="string" calcext:value-type="string" table:number-columns-spanned="2" table:number-rows-spanned="1">
            <text:p>Erstellt am:</text:p>
          </table:table-cell>
          <table:covered-table-cell/>
          <table:table-cell table:style-name="ce10" office:value-type="date" office:date-value="2015-04-04" calcext:value-type="date">
            <text:p>04.04.2015</text:p>
          </table:table-cell>
          <table:table-cell table:style-name="Default" table:number-columns-repeated="1021"/>
        </table:table-row>
        <table:table-row table:style-name="ro2">
          <table:table-cell table:style-name="ce3" office:value-type="string" calcext:value-type="string" table:number-columns-spanned="2" table:number-rows-spanned="1">
            <text:p>Autor:</text:p>
          </table:table-cell>
          <table:covered-table-cell/>
          <table:table-cell table:style-name="ce3" office:value-type="string" calcext:value-type="string" table:number-columns-spanned="2" table:number-rows-spanned="1">
            <text:p>Hans Stamm, Martin Schraner</text:p>
          </table:table-cell>
          <table:covered-table-cell/>
          <table:table-cell table:style-name="Default" table:number-columns-repeated="1020"/>
        </table:table-row>
        <table:table-row table:style-name="ro3">
          <table:table-cell table:style-name="ce3" office:value-type="string" calcext:value-type="string" table:number-columns-spanned="2" table:number-rows-spanned="1">
            <text:p>Gewichteter Schaden:</text:p>
          </table:table-cell>
          <table:covered-table-cell/>
          <table:table-cell table:style-name="ce8" table:formula="of:=SUM([.F8:.F14])" office:value-type="float" office:value="73.5" calcext:value-type="float">
            <text:p>73.5</text:p>
          </table:table-cell>
          <table:table-cell table:style-name="Default"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4">
          <table:table-cell table:style-name="ce5" office:value-type="string" calcext:value-type="string">
            <text:p>Nr</text:p>
          </table:table-cell>
          <table:table-cell table:style-name="ce5" office:value-type="string" calcext:value-type="string">
            <text:p>Titel</text:p>
          </table:table-cell>
          <table:table-cell table:style-name="ce5" office:value-type="string" calcext:value-type="string">
            <text:p>Beschreibung</text:p>
          </table:table-cell>
          <table:table-cell table:style-name="ce5" office:value-type="string" calcext:value-type="string">
            <text:p>max. Schaden [h]</text:p>
          </table:table-cell>
          <table:table-cell table:style-name="ce5" office:value-type="string" calcext:value-type="string">
            <text:p>Eintrittswahrscheinlichkeit</text:p>
          </table:table-cell>
          <table:table-cell table:style-name="ce5" office:value-type="string" calcext:value-type="string">
            <text:p>Gewichteter Schaden</text:p>
          </table:table-cell>
          <table:table-cell table:style-name="ce5" office:value-type="string" calcext:value-type="string">
            <text:p>Vorbeugung</text:p>
          </table:table-cell>
          <table:table-cell table:style-name="ce5" office:value-type="string" calcext:value-type="string">
            <text:p>Verhalten beim Eintreten</text:p>
          </table:table-cell>
          <table:table-cell table:style-name="ce5" table:number-columns-repeated="1016"/>
        </table:table-row>
        <table:table-row table:style-name="ro5">
          <table:table-cell table:style-name="ce6" office:value-type="string" calcext:value-type="string">
            <text:p>R1</text:p>
          </table:table-cell>
          <table:table-cell table:style-name="ce6" office:value-type="string" calcext:value-type="string">
            <text:p>Ungenügende Funktionalität</text:p>
          </table:table-cell>
          <table:table-cell table:style-name="ce6" office:value-type="string" calcext:value-type="string">
            <text:p>Notwendige Funktionalität kann nicht vollständig bereitgestellt werden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percentage" office:value="0.4" calcext:value-type="percentage">
            <text:p>40%</text:p>
          </table:table-cell>
          <table:table-cell table:style-name="ce6" table:formula="of:=[.D8]*[.E8]" office:value-type="float" office:value="0" calcext:value-type="float">
            <text:p>0</text:p>
          </table:table-cell>
          <table:table-cell table:style-name="ce6" office:value-type="string" calcext:value-type="string">
            <text:p>Priorisierung der Anforderungen, Skope des Projekts festlegen/planen, <text:s/>Konzentration auf das Wesentliche</text:p>
          </table:table-cell>
          <table:table-cell table:style-name="ce6" office:value-type="string" calcext:value-type="string">
            <text:p>Weiterhin mit dem bisherigen System arbeiten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R2</text:p>
          </table:table-cell>
          <table:table-cell table:style-name="ce6" office:value-type="string" calcext:value-type="string">
            <text:p>Datenmigration</text:p>
          </table:table-cell>
          <table:table-cell table:style-name="ce6" office:value-type="string" calcext:value-type="string">
            <text:p>Durch die Neu-Modellierung des Systems werden Daten benötigt, die heute nicht vorhanden sind und nachträglich manuell ins System eingepflegt werden müssen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percentage" office:value="0.4" calcext:value-type="percentage">
            <text:p>40%</text:p>
          </table:table-cell>
          <table:table-cell table:style-name="ce6" table:formula="of:=[.D9]*[.E9]" office:value-type="float" office:value="0" calcext:value-type="float">
            <text:p>0</text:p>
          </table:table-cell>
          <table:table-cell table:style-name="ce6" office:value-type="string" calcext:value-type="string">
            <text:p>Datenmigration nicht in Projekt-Skope aufnehmen, Berücksichtigung des Umstands bei der Modellierung, Optionale Modell-Erweiterungen</text:p>
          </table:table-cell>
          <table:table-cell table:style-name="ce6" office:value-type="string" calcext:value-type="string">
            <text:p>Planung der manuellen Nach-Erfassung</text:p>
          </table:table-cell>
          <table:table-cell table:number-columns-repeated="1016"/>
        </table:table-row>
        <table:table-row table:style-name="ro7">
          <table:table-cell table:style-name="ce6" office:value-type="string" calcext:value-type="string">
            <text:p>R3</text:p>
          </table:table-cell>
          <table:table-cell table:style-name="ce6" office:value-type="string" calcext:value-type="string">
            <text:p>Bestehende Infrastruktur</text:p>
          </table:table-cell>
          <table:table-cell table:style-name="ce6" office:value-type="string" calcext:value-type="string">
            <text:p>Probleme bei der Nutzung und Verwendung der bestehenden Infrastruktur</text:p>
          </table:table-cell>
          <table:table-cell table:style-name="ce6" office:value-type="float" office:value="30" calcext:value-type="float">
            <text:p>30</text:p>
          </table:table-cell>
          <table:table-cell table:style-name="ce11" office:value-type="percentage" office:value="0.6" calcext:value-type="percentage">
            <text:p>60%</text:p>
          </table:table-cell>
          <table:table-cell table:style-name="ce6" table:formula="of:=[.D10]*[.E10]" office:value-type="float" office:value="18" calcext:value-type="float">
            <text:p>18</text:p>
          </table:table-cell>
          <table:table-cell table:style-name="ce6" office:value-type="string" calcext:value-type="string">
            <text:p>Frühzeitige Erstellung eines Prototyps „technische Infrastruktur“</text:p>
          </table:table-cell>
          <table:table-cell table:style-name="ce6" office:value-type="string" calcext:value-type="string">
            <text:p>Lösung der Probleme mit erster Priorität, allenfalls unter Beizug G. Ritter für technische Unterstützung</text:p>
          </table:table-cell>
          <table:table-cell table:number-columns-repeated="1016"/>
        </table:table-row>
        <table:table-row table:style-name="ro5">
          <table:table-cell table:style-name="ce6" office:value-type="string" calcext:value-type="string">
            <text:p>R4</text:p>
          </table:table-cell>
          <table:table-cell table:style-name="ce6" office:value-type="string" calcext:value-type="string">
            <text:p>Akzeptanz durch Anwender</text:p>
          </table:table-cell>
          <table:table-cell table:style-name="ce6" office:value-type="string" calcext:value-type="string">
            <text:p>Die Umstellung auf die neuen Prozesse und Lösungen werden durch die Anwender nicht akzeptiert („das war früher besser/einfacher“).</text:p>
          </table:table-cell>
          <table:table-cell table:style-name="ce6" office:value-type="float" office:value="30" calcext:value-type="float">
            <text:p>30</text:p>
          </table:table-cell>
          <table:table-cell table:style-name="ce11" office:value-type="percentage" office:value="0.6" calcext:value-type="percentage">
            <text:p>60%</text:p>
          </table:table-cell>
          <table:table-cell table:style-name="ce6" table:formula="of:=[.D11]*[.E11]" office:value-type="float" office:value="18" calcext:value-type="float">
            <text:p>18</text:p>
          </table:table-cell>
          <table:table-cell table:style-name="ce6" office:value-type="string" calcext:value-type="string">
            <text:p>Miteinbezug der Anwender, Wireframes, laufende Präsentation der Dokumente und verwendbaren Software, GUI-Prototyp</text:p>
          </table:table-cell>
          <table:table-cell table:style-name="ce6" office:value-type="string" calcext:value-type="string">
            <text:p>Gemeinsame Suche von Lösungen/Kompromissen</text:p>
          </table:table-cell>
          <table:table-cell table:number-columns-repeated="1016"/>
        </table:table-row>
        <table:table-row table:style-name="ro8">
          <table:table-cell table:style-name="ce6" office:value-type="string" calcext:value-type="string">
            <text:p>R5</text:p>
          </table:table-cell>
          <table:table-cell table:style-name="ce6" office:value-type="string" calcext:value-type="string">
            <text:p>Fehlende Erfahrung mit eingesetzten Technologien/Tools</text:p>
          </table:table-cell>
          <table:table-cell table:style-name="ce6" office:value-type="string" calcext:value-type="string">
            <text:p>Für eingesetzte Technologien/Tools, die zur Erstellung der Masterarbeit eingesetzt werden, fehlt die Erfahrung (z.B. Hibernate, Swing bzw. JSF, Git, Maven)</text:p>
          </table:table-cell>
          <table:table-cell table:style-name="ce6" office:value-type="float" office:value="50" calcext:value-type="float">
            <text:p>50</text:p>
          </table:table-cell>
          <table:table-cell table:style-name="ce11" office:value-type="percentage" office:value="0.75" calcext:value-type="percentage">
            <text:p>75%</text:p>
          </table:table-cell>
          <table:table-cell table:style-name="ce6" table:formula="of:=[.D12]*[.E12]" office:value-type="float" office:value="37.5" calcext:value-type="float">
            <text:p>37.5</text:p>
          </table:table-cell>
          <table:table-cell table:style-name="ce6" office:value-type="string" calcext:value-type="string">
            <text:p>Durchstichs-Prototyp mit Verwendung der Technologien <text:s/>erstellen, frühzeitige Auseinandersetzung mit den Technologien/Tools und Beizug von <text:s/>Fachliteratur, Foren, etc.</text:p>
          </table:table-cell>
          <table:table-cell table:style-name="ce6" office:value-type="string" calcext:value-type="string">
            <text:p>Unterstützung suchen (Betreuer, Kollegen, Foren)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R…</text:p>
          </table:table-cell>
          <table:table-cell table:style-name="ce6" table:number-columns-repeated="3"/>
          <table:table-cell table:style-name="ce11"/>
          <table:table-cell table:style-name="ce6" table:formula="of:=[.D13]*[.E13]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16"/>
        </table:table-row>
        <table:table-row table:style-name="ro3">
          <table:table-cell table:style-name="ce6" table:number-columns-repeated="4"/>
          <table:table-cell table:style-name="ce11"/>
          <table:table-cell table:style-name="ce6" table:number-columns-repeated="3"/>
          <table:table-cell table:number-columns-repeated="1016"/>
        </table:table-row>
        <table:table-row table:style-name="ro3">
          <table:table-cell table:style-name="ce7" office:value-type="string" calcext:value-type="string" table:number-columns-spanned="2" table:number-rows-spanned="1">
            <text:p>Summe</text:p>
          </table:table-cell>
          <table:covered-table-cell table:style-name="ce9"/>
          <table:table-cell/>
          <table:table-cell table:style-name="ce9" table:formula="of:=SUM([.D8:.D13])" office:value-type="float" office:value="110" calcext:value-type="float">
            <text:p>110</text:p>
          </table:table-cell>
          <table:table-cell table:style-name="ce12"/>
          <table:table-cell table:style-name="ce9" table:formula="of:=SUM([.F8:.F13])" office:value-type="float" office:value="73.5" calcext:value-type="float">
            <text:p>73.5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>
            <draw:custom-shape table:end-cell-address="Risikotabelle.D25" table:end-x="2.55cm" table:end-y="0.46cm" draw:z-index="0" draw:name="Textfeld 1" draw:style-name="gr1" draw:text-style-name="P2" svg:width="16.893cm" svg:height="4.661cm" svg:x="0.124cm" svg:y="0.032cm">
              <text:p text:style-name="P1"><text:span text:style-name="T1">Es geht hierbei nur um die Beschreibung der technischen Risiken des Projektes, d.h. nur projektspezifische Risiken. Allgemeine Risiken wie Hardware Ausfall, Ausfall Teammitglied, usw. sollen NICHT beschrieben werden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3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CH">
      <number:text>SFr. </number:text>
      <number:number number:decimal-places="0" number:min-integer-digits="1" number:grouping="true"/>
    </number:number-style>
    <number:number-style style:name="N10107" number:language="de" number:country="CH">
      <number:text>SFr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CH">
      <number:text>SFr. </number:text>
      <number:number number:decimal-places="2" number:min-integer-digits="1" number:grouping="true"/>
    </number:number-style>
    <number:number-style style:name="N10110" number:language="de" number:country="CH">
      <number:text>SFr.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CH">
      <number:text>SFr. </number:text>
      <number:number number:decimal-places="2" number:min-integer-digits="1" number:grouping="true"/>
    </number:number-style>
    <number:number-style style:name="N10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CH">
      <number:day number:style="long"/>
      <number:text>. </number:text>
      <number:month number:textual="true"/>
    </number:date-style>
    <number:date-style style:name="N10114" number:language="de" number:country="CH">
      <number:month number:textual="true"/>
      <number:text> </number:text>
      <number:year/>
    </number:date-style>
    <number:time-style style:name="N10115" number:language="de" number:country="CH">
      <number:hours/>
      <number:text>:</number:text>
      <number:minutes number:style="long"/>
      <number:text> </number:text>
      <number:am-pm/>
    </number:time-style>
    <number:time-style style:name="N10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e" number:country="CH">
      <number:number number: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de" number:country="CH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de" number:country="CH">
      <loext:fill-character> </loext:fill-character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de" number:country="CH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de" number:country="CH">
      <number:text> SFr. </number:text>
      <loext:fill-character> </loext:fill-character>
      <number:text>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de" number:country="CH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de" number:country="CH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de" number:country="CH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de" number:country="CH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shadow="none" fo:background-color="transparent" style:print-page-order="ttb" style:first-page-number="continue" style:scale-to-X="1" style:scale-to-Y="1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1">00.00.0000</text:date>, <text:time style:data-style-name="N2" text:time-value="22:14:02.51964651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Risikotabelle" style:display-name="PageStyle_Risikotabel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at</meta:initial-creator>
    <meta:print-date>2015-04-07T21:14:37.655465133</meta:print-date>
    <meta:creation-date>2011-02-25T17:51:14</meta:creation-date>
    <dc:date>2015-04-11T22:15:04.980129975</dc:date>
    <meta:editing-duration>PT50M41S</meta:editing-duration>
    <meta:generator>LibreOffice/4.2.7.2$Linux_X86_64 LibreOffice_project/420m0$Build-2</meta:generator>
    <meta:editing-cycles>19</meta:editing-cycles>
    <meta:document-statistic meta:table-count="1" meta:cell-count="62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